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  <table:content-validation table:name="val3" table:condition="of:cell-content-is-in-list(&quot;Ninguno&quot;;&quot;Suelo&quot;;&quot;NPC1&quot;;&quot;NPC2&quot;;&quot;Yo&quot;)" table:allow-empty-cell="true" table:display-list="unsorted" table:base-cell-address="Hoja1.J1">
          <table:error-message table:message-type="stop" table:display="true"/>
        </table:content-validation>
        <table:content-validation table:name="val4" table:condition="of:cell-content-is-in-list(&quot;Felicidad&quot;;&quot;Tristeza&quot;;&quot;Sorpresa&quot;;&quot;Ira&quot;;&quot;Disgusto&quot;;&quot;Miedo&quot;;&quot;Neutra&quot;)" table:allow-empty-cell="true" table:display-list="unsorted" table:base-cell-address="Hoja1.K1009">
          <table:error-message table:message-type="stop" table:display="true"/>
        </table:content-validation>
        <table:content-validation table:name="val5" table:condition="of:cell-content-is-in-list(&quot;Felicidad&quot;;&quot;Tristeza&quot;;&quot;Sorpresa&quot;;&quot;Ira&quot;;&quot;Disgusto&quot;;&quot;Miedo&quot;)" table:allow-empty-cell="true" table:display-list="unsorted" table:base-cell-address="Hoja1.K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6377" table:default-cell-style-name="ce3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Emocion</text:p>
          </table:table-cell>
          <table:table-cell table:style-name="ce6" office:value-type="string" calcext:value-type="string">
            <text:p>Intensidad</text:p>
          </table:table-cell>
          <table:table-cell table:style-name="ce6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style-name="ce4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6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Sorpres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5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Disgusto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8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1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2</text:p>
          </table:table-cell>
          <table:table-cell table:style-name="ce4" table:number-columns-repeated="4"/>
          <table:table-cell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6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Tristeza</text:p>
          </table:table-cell>
          <table:table-cell table:style-name="ce4"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9</text:p>
          </table:table-cell>
          <table:table-cell table:style-name="ce4" office:value-type="string" calcext:value-type="string">
            <text:p>0.4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Felicidad</text:p>
          </table:table-cell>
          <table:table-cell table:style-name="ce4"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PC2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Disgust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Suel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Suel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Ira</text:p>
          </table:table-cell>
          <table:table-cell table:style-name="ce4" office:value-type="string" calcext:value-type="string">
            <text:p>0.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7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Tristeza</text:p>
          </table:table-cell>
          <table:table-cell office:value-type="string" calcext:value-type="string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string" calcext:value-type="string">
            <text:p>0.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Felicidad</text:p>
          </table:table-cell>
          <table:table-cell office:value-type="string" calcext:value-type="string">
            <text:p>0.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NPC1</text:p>
          </table:table-cell>
          <table:table-cell table:content-validation-name="val4" office:value-type="string" calcext:value-type="string">
            <text:p>Miedo</text:p>
          </table:table-cell>
          <table:table-cell office:value-type="string" calcext:value-type="string">
            <text:p>0.6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PC1</text:p>
          </table:table-cell>
          <table:table-cell table:style-name="ce4" table:content-validation-name="val4" office:value-type="string" calcext:value-type="string">
            <text:p>Miedo</text:p>
          </table:table-cell>
          <table:table-cell table:style-name="ce4" office:value-type="string" calcext:value-type="string">
            <text:p>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0.4</text:p>
          </table:table-cell>
          <table:table-cell table:style-name="ce4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Ninguno</text:p>
          </table:table-cell>
          <table:table-cell table:content-validation-name="val4" office:value-type="string" calcext:value-type="string">
            <text:p>Neutra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table:content-validation-name="val2" office:value-type="string" calcext:value-type="string">
            <text:p>Ningun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3" office:value-type="string" calcext:value-type="string">
            <text:p>Ninguno</text:p>
          </table:table-cell>
          <table:table-cell table:style-name="ce4" table:content-validation-name="val4" office:value-type="string" calcext:value-type="string">
            <text:p>Neut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7350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16373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02:45:11.167574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3-18T03:00:18.842070700</dc:date>
    <meta:editing-duration>PT3H35M6S</meta:editing-duration>
    <meta:editing-cycles>34</meta:editing-cycles>
    <meta:generator>LibreOffice/25.8.5.2$Windows_X86_64 LibreOffice_project/9c8b85f387cc00a89945a79c9e6239f32e450ac2</meta:generator>
    <meta:document-statistic meta:table-count="1" meta:cell-count="14700" meta:object-count="0"/>
  </office:meta>
</office:document-meta>
</file>